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c9ae" officeooo:paragraph-rsid="008dc9ae" style:font-name-asian="DejaVu Math TeX Gyre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8eff20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未來在掌心</text:p>
      <text:p text:style-name="P3"/>
      <text:p text:style-name="P1"/>
      <text:p text:style-name="P2"/>
      <text:p text:style-name="P2"/>
      <text:p text:style-name="P2">人只要活著</text:p>
      <text:p text:style-name="P2"/>
      <text:p text:style-name="P2">就</text:p>
      <text:p text:style-name="P2"/>
      <text:p text:style-name="P2">百關能闖</text:p>
      <text:p text:style-name="P2">千山可越</text:p>
      <text:p text:style-name="P2">萬川難阻</text:p>
      <text:p text:style-name="P2">想做的夢</text:p>
      <text:p text:style-name="P2">想見的人</text:p>
      <text:p text:style-name="P2">都在似水流年的掌心</text:p>
      <text:p text:style-name="P2"/>
      <text:p text:style-name="P2">我相信握緊的拳頭</text:p>
      <text:p text:style-name="P6">勝於流年似水的掌紋</text:p>
      <text:p text:style-name="P2"/>
      <text:p text:style-name="P2">你瞧</text:p>
      <text:p text:style-name="P2"/>
      <text:p text:style-name="P2">我像不像如來</text:p>
      <text:p text:style-name="P2">掌心含著太陽</text:p>
      <text:p text:style-name="P2">光芒萬丈</text:p>
      <text:p text:style-name="P2"/>
      <text:p text:style-name="P2">可以</text:p>
      <text:p text:style-name="P2"/>
      <text:p text:style-name="P2">將冰山劈開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27T13:21:22.827090748</dc:date>
    <meta:editing-duration>PT3H34M36S</meta:editing-duration>
    <meta:editing-cycles>126</meta:editing-cycles>
    <meta:document-statistic meta:table-count="0" meta:image-count="0" meta:object-count="0" meta:page-count="1" meta:paragraph-count="17" meta:word-count="82" meta:character-count="82" meta:non-whitespace-character-count="82"/>
  </office:meta>
</office:document-meta>
</file>